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officeooo:rsid="00127cd7" officeooo:paragraph-rsid="00127cd7" style:font-size-asian="12.25pt" style:font-size-complex="14pt"/>
    </style:style>
    <style:style style:name="P2" style:family="paragraph" style:parent-style-name="Standard">
      <style:text-properties fo:font-size="14pt" officeooo:rsid="0014d3ef" officeooo:paragraph-rsid="0014d3ef" style:font-size-asian="12.25pt" style:font-size-complex="14pt"/>
    </style:style>
    <style:style style:name="P3" style:family="paragraph" style:parent-style-name="Standard">
      <style:text-properties fo:font-size="14pt" officeooo:rsid="001372d0" officeooo:paragraph-rsid="001372d0" style:font-size-asian="12.25pt" style:font-size-complex="14pt"/>
    </style:style>
    <style:style style:name="P4" style:family="paragraph" style:parent-style-name="Standard">
      <style:text-properties fo:font-size="14pt" officeooo:rsid="0014f96c" officeooo:paragraph-rsid="0014f96c" style:font-size-asian="12.25pt" style:font-size-complex="14pt"/>
    </style:style>
    <style:style style:name="T1" style:family="text">
      <style:text-properties officeooo:rsid="001372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 – Saad Ahmad</text:p>
      <text:p text:style-name="P2">Roll number – 2018409</text:p>
      <text:p text:style-name="P1"/>
      <text:p text:style-name="P1">I have made 5 files which contain external commands and one header file and one file which contains the main() function.</text:p>
      <text:p text:style-name="P1"/>
      <text:p text:style-name="P1">Each extermal command is handled through the use of system calls. Every call is first forked and through execl(), the command is run which is referenced to the binaries of commands. The parent waits for the forked child to execute by using wait().</text:p>
      <text:p text:style-name="P1"/>
      <text:p text:style-name="P1">All the five external commands support all types of flags that their man page contains <text:s/>and echo supports the -n flag.</text:p>
      <text:p text:style-name="P1"/>
      <text:p text:style-name="P1">The error handling is as follows - </text:p>
      <text:p text:style-name="P1">1) All the commands throw error if wrong arguments are passed.</text:p>
      <text:p text:style-name="P1">2) If a command is not recognised by the shell it will throw an error.</text:p>
      <text:p text:style-name="P1">3) The history command throws an error if it is the first command executed after starting the shell.</text:p>
      <text:p text:style-name="P1">4) cd and ls show error if the passed directory doesn’t exist.</text:p>
      <text:p text:style-name="P1">5) <text:span text:style-name="T1">Echo command throws an error if the string passed has a length of more than 1024 characters.</text:span></text:p>
      <text:p text:style-name="P3">6) If no command is passed to the shell, it exits.</text:p>
      <text:p text:style-name="P3"/>
      <text:p text:style-name="P4">Test Case - </text:p>
      <text:p text:style-name="P4">WELCOME TO LION'S DEN</text:p>
      <text:p text:style-name="P4"/>
      <text:p text:style-name="P4">Saad@shell&gt;&gt;&gt; cd /home/saad/Desktop/testdir</text:p>
      <text:p text:style-name="P4">Saad@shell&gt;&gt;&gt; ls</text:p>
      <text:p text:style-name="P4">abc.txt</text:p>
      <text:p text:style-name="P4">Saad@shell&gt;&gt;&gt; mkdir newdir</text:p>
      <text:p text:style-name="P4">Saad@shell&gt;&gt;&gt; cat abc.txt</text:p>
      <text:p text:style-name="P4">hey this is a test file</text:p>
      <text:p text:style-name="P4"/>
      <text:p text:style-name="P4">Saad@shell&gt;&gt;&gt; echo hey you there</text:p>
      <text:p text:style-name="P4">hey you there </text:p>
      <text:p text:style-name="P4">Saad@shell&gt;&gt;&gt; date</text:p>
      <text:p text:style-name="P4">Sat Aug 31 21:58:28 IST 2019</text:p>
      <text:p text:style-name="P4">Saad@shell&gt;&gt;&gt; history</text:p>
      <text:p text:style-name="P4">0 cd /home/saad/Desktop/testdir</text:p>
      <text:p text:style-name="P4">1 ls</text:p>
      <text:p text:style-name="P4">2 mkdir newdir</text:p>
      <text:p text:style-name="P4">3 cat abc.txt</text:p>
      <text:p text:style-name="P4">4 echo hey you there</text:p>
      <text:p text:style-name="P4">5 date</text:p>
      <text:p text:style-name="P4">6 history</text:p>
      <text:p text:style-name="P4"><text:soft-page-break/>Saad@shell&gt;&gt;&gt; ls -la</text:p>
      <text:p text:style-name="P4">total 24</text:p>
      <text:p text:style-name="P4">drwxr-xr-x <text:s/>3 saad saad <text:s/>4096 Aug 31 21:57 .</text:p>
      <text:p text:style-name="P4">drwxr-xr-x 22 saad saad 12288 Aug 31 21:56 ..</text:p>
      <text:p text:style-name="P4">-rw-r--r-- <text:s/>1 saad saad <text:s text:c="3"/>25 Aug 31 21:57 abc.txt</text:p>
      <text:p text:style-name="P4">drwxr-xr-x <text:s/>2 saad saad <text:s/>4096 Aug 31 21:57 newdir</text:p>
      <text:p text:style-name="P4">Saad@shell&gt;&gt;&gt; exit</text:p>
      <text:p text:style-name="P4"/>
      <text:p text:style-name="P4">Ex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33:07.279045965</meta:creation-date>
    <dc:date>2019-08-31T21:59:24.591477968</dc:date>
    <meta:editing-duration>PT3M58S</meta:editing-duration>
    <meta:editing-cycles>3</meta:editing-cycles>
    <meta:generator>LibreOffice/6.0.7.3$Linux_X86_64 LibreOffice_project/00m0$Build-3</meta:generator>
    <meta:document-statistic meta:table-count="0" meta:image-count="0" meta:object-count="0" meta:page-count="2" meta:paragraph-count="40" meta:word-count="291" meta:character-count="1621" meta:non-whitespace-character-count="1357"/>
  </office:meta>
</office:document-meta>
</file>